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98cm" fo:margin-left="-0.023cm" table:align="left"/>
    </style:style>
    <style:style style:name="Tabela2.A" style:family="table-column">
      <style:table-column-properties style:column-width="1.455cm"/>
    </style:style>
    <style:style style:name="Tabela2.E" style:family="table-column">
      <style:table-column-properties style:column-width="1.453cm"/>
    </style:style>
    <style:style style:name="Tabela2.K" style:family="table-column">
      <style:table-column-properties style:column-width="1.457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K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K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12.638cm"/>
    </style:style>
    <style:style style:name="Tabela9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1" style:family="table">
      <style:table-properties style:width="15.628cm" fo:margin-left="0.503cm" table:align="left"/>
    </style:style>
    <style:style style:name="Tabela11.A" style:family="table-column">
      <style:table-column-properties style:column-width="2.99cm"/>
    </style:style>
    <style:style style:name="Tabela11.B" style:family="table-column">
      <style:table-column-properties style:column-width="12.638cm"/>
    </style:style>
    <style:style style:name="Tabela1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8pt" fo:font-style="italic" officeooo:paragraph-rsid="00105ebf" style:font-size-asian="8pt" style:font-style-asian="italic" style:font-size-complex="8pt" style:font-style-complex="italic"/>
    </style:style>
    <style:style style:name="P13" style:family="paragraph" style:parent-style-name="Standard">
      <style:text-properties fo:color="#000000" fo:font-size="10pt" style:font-size-asian="10pt"/>
    </style:style>
    <style:style style:name="P14" style:family="paragraph" style:parent-style-name="Standard">
      <style:text-properties fo:color="#000000" fo:font-size="6pt" style:font-size-asian="6pt" style:font-size-complex="6pt"/>
    </style:style>
    <style:style style:name="P15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000080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8" style:family="paragraph" style:parent-style-name="Table_20_Contents"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tyle-complex="italic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4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6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8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cm" fo:margin-right="0cm" fo:text-indent="1.27cm" style:auto-text-indent="false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3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4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5" style:family="paragraph" style:parent-style-name="Standard">
      <style:paragraph-properties fo:margin-left="0cm" fo:margin-right="0cm" fo:text-indent="0.76cm" style:auto-text-indent="false"/>
    </style:style>
    <style:style style:name="P36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7" style:family="paragraph" style:parent-style-name="Table_20_header">
      <style:paragraph-properties style:snap-to-layout-grid="false"/>
    </style:style>
    <style:style style:name="P38" style:family="paragraph" style:parent-style-name="Filling_20_instruction_20__28_table_20_cell_29_">
      <style:paragraph-properties style:snap-to-layout-grid="false"/>
      <style:text-properties fo:color="#000000"/>
    </style:style>
    <style:style style:name="P39" style:family="paragraph" style:parent-style-name="Text_20_body">
      <style:text-properties fo:color="#000000" fo:font-size="10pt" style:font-size-asian="10pt"/>
    </style:style>
    <style:style style:name="P40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1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2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3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4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4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9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0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1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2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3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54" style:family="paragraph" style:parent-style-name="Heading_20_1" style:list-style-name="" style:master-page-name="MP3">
      <style:paragraph-properties style:page-number="auto" fo:break-before="page"/>
    </style:style>
    <style:style style:name="P55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56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57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5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12d4e2" style:font-size-asian="9pt" style:font-style-asian="italic" style:font-size-complex="9pt" style:font-style-complex="italic"/>
    </style:style>
    <style:style style:name="P59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60" style:family="paragraph" style:parent-style-name="conteudo" style:master-page-name="MP2">
      <style:paragraph-properties style:page-number="auto" fo:break-before="page"/>
    </style:style>
    <style:style style:name="P61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1pt" style:font-size-asian="11pt" style:font-size-complex="11pt" style:font-weight-complex="bold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italic" officeooo:rsid="000b5043" style:font-style-asian="italic"/>
    </style:style>
    <style:style style:name="T7" style:family="text">
      <style:text-properties fo:color="#000000" fo:font-style="italic" officeooo:rsid="00105c45" style:font-style-asian="italic"/>
    </style:style>
    <style:style style:name="T8" style:family="text">
      <style:text-properties fo:color="#000000" style:font-style-complex="italic"/>
    </style:style>
    <style:style style:name="T9" style:family="text">
      <style:text-properties fo:color="#000000" officeooo:rsid="000c2876"/>
    </style:style>
    <style:style style:name="T10" style:family="text">
      <style:text-properties fo:color="#000000" officeooo:rsid="000dfd08"/>
    </style:style>
    <style:style style:name="T11" style:family="text">
      <style:text-properties fo:color="#000000" officeooo:rsid="0012d4e2"/>
    </style:style>
    <style:style style:name="T12" style:family="text">
      <style:text-properties fo:color="#000000" officeooo:rsid="0014fe68"/>
    </style:style>
    <style:style style:name="T13" style:family="text">
      <style:text-properties fo:color="#333333" fo:font-size="20pt" fo:font-weight="bold" style:font-size-asian="20pt" style:font-weight-asian="bold" style:font-size-complex="20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4fe68" style:font-weight-asian="bold" style:font-weight-complex="bold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fo:color="#0000ff"/>
    </style:style>
    <style:style style:name="T20" style:family="text">
      <style:text-properties fo:color="#ff0000"/>
    </style:style>
    <style:style style:name="T21" style:family="text">
      <style:text-properties style:language-asian="pt" style:country-asian="BR"/>
    </style:style>
    <style:style style:name="T22" style:family="text">
      <style:text-properties officeooo:rsid="000b5043"/>
    </style:style>
    <style:style style:name="T23" style:family="text">
      <style:text-properties officeooo:rsid="000c2876"/>
    </style:style>
    <style:style style:name="T24" style:family="text">
      <style:text-properties officeooo:rsid="000dfd08"/>
    </style:style>
    <style:style style:name="T25" style:family="text">
      <style:text-properties officeooo:rsid="000eaacd"/>
    </style:style>
    <style:style style:name="T26" style:family="text">
      <style:text-properties officeooo:rsid="00105c45"/>
    </style:style>
    <style:style style:name="T27" style:family="text">
      <style:text-properties officeooo:rsid="00105ebf"/>
    </style:style>
    <style:style style:name="T28" style:family="text">
      <style:text-properties officeooo:rsid="0012d4e2"/>
    </style:style>
    <style:style style:name="T29" style:family="text">
      <style:text-properties officeooo:rsid="0014fe68"/>
    </style:style>
    <style:style style:name="T30" style:family="text">
      <style:text-properties fo:font-weight="normal" officeooo:rsid="0014fe68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Documento de Especificação de Projeto</text:p>
      <text:p text:style-name="Standard"/>
      <text:p text:style-name="Standard"/>
      <text:p text:style-name="Standard"/>
      <text:p text:style-name="Standard"/>
      <text:p text:style-name="P2">Projeto de Softwar<text:span text:style-name="T22">e</text:span></text:p>
      <text:p text:style-name="P3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3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5"/>
      <text:p text:style-name="P6"><text:span text:style-name="Fonte_20_parág._20_padrão"><text:span text:style-name="T13">Gerenciador de Bibliotecas</text:span></text:span></text:p>
      <text:p text:style-name="P4">Equipe: Adilson Simiao de Souza.</text:p>
      <text:p text:style-name="Standard"><text:s text:c="56"/><text:span text:style-name="T15"><text:s text:c="3"/>Fábio Alexandre da Silva.</text:span></text:p>
      <text:p text:style-name="P57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8">Nome da alteração</text:p>
          </table:table-cell>
          <table:table-cell table:style-name="Tabela1.A1" office:value-type="string">
            <text:p text:style-name="P8">Responsável</text:p>
          </table:table-cell>
          <table:table-cell table:style-name="Tabela1.C1" office:value-type="string">
            <text:p text:style-name="P8">Data</text:p>
          </table:table-cell>
        </table:table-row>
        <table:table-row>
          <table:table-cell table:style-name="Tabela1.A1" office:value-type="string">
            <text:p text:style-name="P19">Caso de uso</text:p>
          </table:table-cell>
          <table:table-cell table:style-name="Tabela1.A1" office:value-type="string">
            <text:p text:style-name="P19"><text:s text:c="2"/><text:span text:style-name="T26">Adílson</text:span></text:p>
          </table:table-cell>
          <table:table-cell table:style-name="Tabela1.C1" office:value-type="string">
            <text:p text:style-name="P19">12/01/13</text:p>
          </table:table-cell>
        </table:table-row>
        <table:table-row>
          <table:table-cell table:style-name="Tabela1.A1" office:value-type="string">
            <text:p text:style-name="P19">Requisitos</text:p>
          </table:table-cell>
          <table:table-cell table:style-name="Tabela1.A1" office:value-type="string">
            <text:p text:style-name="P18"><text:s text:c="18"/><text:span text:style-name="T26">Fábio</text:span> </text:p>
          </table:table-cell>
          <table:table-cell table:style-name="Tabela1.C1" office:value-type="string">
            <text:p text:style-name="P19">07/02/13</text:p>
          </table:table-cell>
        </table:table-row>
        <table:table-row>
          <table:table-cell table:style-name="Tabela1.A4" office:value-type="string">
            <text:p text:style-name="P19"><text:span text:style-name="T26">Correção</text:span> parcial <text:span text:style-name="T26">templete</text:span></text:p>
          </table:table-cell>
          <table:table-cell table:style-name="Tabela1.A4" office:value-type="string">
            <text:p text:style-name="P61">Fábio</text:p>
          </table:table-cell>
          <table:table-cell table:style-name="Tabela1.C4" office:value-type="string">
            <text:p text:style-name="P19">20/02/13</text:p>
          </table:table-cell>
        </table:table-row>
        <table:table-row>
          <table:table-cell table:style-name="Tabela1.A4" office:value-type="string">
            <text:p text:style-name="P19"><text:span text:style-name="T26">Correção</text:span> casos de uso</text:p>
          </table:table-cell>
          <table:table-cell table:style-name="Tabela1.A4" office:value-type="string">
            <text:p text:style-name="P61">Adílson</text:p>
          </table:table-cell>
          <table:table-cell table:style-name="Tabela1.C4" office:value-type="string">
            <text:p text:style-name="P19">21/02/13</text:p>
          </table:table-cell>
        </table:table-row>
        <table:table-row>
          <table:table-cell table:style-name="Tabela1.A4" office:value-type="string">
            <text:p text:style-name="P19"><text:span text:style-name="T26">Correção</text:span> casos de uso, formataçã<text:span text:style-name="T26">o</text:span></text:p>
          </table:table-cell>
          <table:table-cell table:style-name="Tabela1.A4" office:value-type="string">
            <text:p text:style-name="P61">Fábio</text:p>
          </table:table-cell>
          <table:table-cell table:style-name="Tabela1.C4" office:value-type="string">
            <text:p text:style-name="P19">22/02/13</text:p>
          </table:table-cell>
        </table:table-row>
        <table:table-row>
          <table:table-cell table:style-name="Tabela1.A4" office:value-type="string">
            <text:p text:style-name="P19"><text:span text:style-name="T26">Correção</text:span> casos de uso, formatação</text:p>
          </table:table-cell>
          <table:table-cell table:style-name="Tabela1.A4" office:value-type="string">
            <text:p text:style-name="P18"><text:s text:c="17"/><text:span text:style-name="T26">Adílson</text:span></text:p>
          </table:table-cell>
          <table:table-cell table:style-name="Tabela1.C4" office:value-type="string">
            <text:p text:style-name="P19">24/02/13</text:p>
          </table:table-cell>
        </table:table-row>
      </table:table>
      <text:p text:style-name="P7"/>
      <text:p text:style-name="P17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2"><text:span text:style-name="Fonte_20_parág._20_padrão"><text:span text:style-name="T14">Orientação para uso do </text:span></text:span><text:span text:style-name="Fonte_20_parág._20_padrão"><text:span text:style-name="T17">template</text:span></text:span><text:span text:style-name="Fonte_20_parág._20_padrão"><text:span text:style-name="T14">:</text:span></text:span></text:p>
      <text:p text:style-name="P26">Instruções de preenchimento estão espalhadas pelas várias seções deste <text:span text:style-name="Fonte_20_parág._20_padrão"><text:span text:style-name="T18">template</text:span></text:span>, em cor <text:span text:style-name="Fonte_20_parág._20_padrão"><text:span text:style-name="T19">azul</text:span></text:span> e envoltas por <text:span text:style-name="Fonte_20_parág._20_padrão"><text:span text:style-name="T18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0">vermelha</text:span></text:span> é utilizado como comentário e deverá ser apagada do documento.</text:p>
      <text:p text:style-name="P26">Ao fim da elaboração do documento, atualize seu índice clicando com o botão direito do mouse no mesmo e depois em <text:span text:style-name="Fonte_20_parág._20_padrão"><text:span text:style-name="T14">Atualizar Campo </text:span></text:span>(<text:span text:style-name="Fonte_20_parág._20_padrão"><text:span text:style-name="T14">Update Field</text:span></text:span>).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0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8"><text:a xlink:type="simple" xlink:href="#__RefHeading__9_117254275" office:target-frame-name="_top" xlink:show="replace">1. <text:s/>Introdução<text:tab/>5</text:a></text:p>
          <text:p text:style-name="P29"><text:a xlink:type="simple" xlink:href="#__RefHeading__11_117254275" office:target-frame-name="_top" xlink:show="replace">1.1 <text:s/>Descrição do sistema<text:tab/>5</text:a></text:p>
          <text:p text:style-name="P29"><text:a xlink:type="simple" xlink:href="#__RefHeading__13_117254275" office:target-frame-name="_top" xlink:show="replace">1.2 <text:s/>Objetivo do sistema<text:tab/>5</text:a></text:p>
          <text:p text:style-name="P29"><text:a xlink:type="simple" xlink:href="#__RefHeading__15_117254275" office:target-frame-name="_top" xlink:show="replace">1.3 <text:s/>Sistemas Similares<text:tab/>5</text:a></text:p>
          <text:p text:style-name="P29"><text:a xlink:type="simple" xlink:href="#__RefHeading__17_117254275" office:target-frame-name="_top" xlink:show="replace">1.4 <text:s/>Convenções, termos e abreviações<text:tab/>5</text:a></text:p>
          <text:p text:style-name="P30"><text:a xlink:type="simple" xlink:href="#__RefHeading__19_117254275" office:target-frame-name="_top" xlink:show="replace">1.4.1 Identificação dos casos de uso <text:tab/>5</text:a></text:p>
          <text:p text:style-name="P28"><text:a xlink:type="simple" xlink:href="#__RefHeading__23_117254275" office:target-frame-name="_top" xlink:show="replace">2. <text:s/>Lista de Requisitos <text:tab/>6</text:a></text:p>
          <text:p text:style-name="P29"><text:a xlink:type="simple" xlink:href="#__RefHeading__937_1047580196" office:target-frame-name="_top" xlink:show="replace">2.1 <text:s/>Matriz de Rastreabilidade<text:tab/>6</text:a></text:p>
          <text:p text:style-name="P28"><text:a xlink:type="simple" xlink:href="#__RefHeading__939_1047580196" office:target-frame-name="_top" xlink:show="replace">3. <text:s/>Atores<text:tab/>7</text:a></text:p>
          <text:p text:style-name="P28"><text:a xlink:type="simple" xlink:href="#__RefHeading__25_117254275" office:target-frame-name="_top" xlink:show="replace">4. <text:s/>Casos de Uso<text:tab/>7</text:a></text:p>
          <text:p text:style-name="P30"><text:a xlink:type="simple" xlink:href="#__RefHeading__27_117254275" office:target-frame-name="_top" xlink:show="replace"><text:s/>Diagrama de Caso de Uso <text:s/>- <text:s/>GerenciadoOS<text:tab/>7</text:a></text:p>
          <text:p text:style-name="P30"><text:a xlink:type="simple" xlink:href="#__RefHeading__29_117254275" office:target-frame-name="_top" xlink:show="replace"><text:s/>[UC01]Manter cliente<text:tab/>8</text:a></text:p>
          <text:p text:style-name="P30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26">funcionário</text:span></text:a><text:a xlink:type="simple" xlink:href="#__RefHeading__1528_844320639" office:target-frame-name="_top" xlink:show="replace"><text:tab/>10</text:a></text:p>
          <text:p text:style-name="P30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23">escritor</text:span></text:a><text:a xlink:type="simple" xlink:href="#__RefHeading__1530_844320639" office:target-frame-name="_top" xlink:show="replace"><text:tab/>11</text:a></text:p>
          <text:p text:style-name="P30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23">editora</text:span></text:a><text:a xlink:type="simple" xlink:href="#__RefHeading__1532_844320639" office:target-frame-name="_top" xlink:show="replace"><text:tab/>13</text:a></text:p>
          <text:p text:style-name="P30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25">livro</text:span></text:a><text:a xlink:type="simple" xlink:href="#__RefHeading__1534_844320639" office:target-frame-name="_top" xlink:show="replace">s<text:tab/>14</text:a></text:p>
          <text:p text:style-name="P30"><text:a xlink:type="simple" xlink:href="#__RefHeading__1534_8443206391" office:target-frame-name="_top" xlink:show="replace"><text:s/>[UC06]Manter livros emprestadas<text:tab/>16</text:a></text:p>
          <text:p text:style-name="P30"><text:a xlink:type="simple" xlink:href="#__RefHeading__1534_84432063911" office:target-frame-name="_top" xlink:show="replace"><text:s/>[UC07]Manter ordens de editora<text:tab/>17</text:a></text:p>
          <text:p text:style-name="P30"><text:a xlink:type="simple" xlink:href="#__RefHeading__1534_844320639111" office:target-frame-name="_top" xlink:show="replace"><text:s/>[UC08]Manter orçamentos<text:tab/>19</text:a></text:p>
          <text:p text:style-name="P30"><text:a xlink:type="simple" xlink:href="#__RefHeading__1534_8443206391111" office:target-frame-name="_top" xlink:show="replace"><text:s/>[UC09]Fazer consultas<text:tab/>20</text:a></text:p>
          <text:p text:style-name="P30"><text:a xlink:type="simple" xlink:href="#__RefHeading__1534_84432063911111" office:target-frame-name="_top" xlink:show="replace"><text:s/>[UC10]Gerar relatorios<text:tab/>22</text:a></text:p>
        </text:index-body>
      </text:table-of-content>
      <text:h text:style-name="P54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1"><text:span text:style-name="Fonte_20_parág._20_padrão"><text:span text:style-name="T4">Este documento especifica os casos de uso e requisitos não-funcionais (RNFs) do projeto intitulado Sistema de </text:span></text:span><text:span text:style-name="Fonte_20_parág._20_padrão"><text:span text:style-name="T5">Ordem de editoras</text:span></text:span><text:span text:style-name="Fonte_20_parág._20_padrão"><text:span text:style-name="T4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6">a</text:span></text:span><text:span text:style-name="Fonte_20_parág._20_padrão"><text:span text:style-name="T4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4">O Sistema de Controle de Empréstimos de Livros de uma Biblioteca tem como objetivo </text:span><text:span text:style-name="T6">os </text:span>controles<text:span text:style-name="T6"> </text:span><text:span text:style-name="T4"><text:s/></text:span><text:span text:style-name="T6">dos empréstimos </text:span><text:span text:style-name="T4">e devoluções de livros, com o intuito de melhorar o atendimento e consequentemente </text:span><text:span text:style-name="T7">as editoras</text:span><text:span text:style-name="T4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32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1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1">Os casos de uso devem ser identificados com um identificador único. A numeração inicia com o identificador [UC01] e prossegue sendo incrementada à medida que forem surgindo novos casos de uso.</text:p>
      <text:p text:style-name="P31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31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14">Informações</text:span></text:span> <text:span text:style-name="Fonte_20_parág._20_padrão"><text:span text:style-name="T14">Avançadas</text:span></text:span> durante seu cadastro, conforme descrito no fluxo alternativo [UC01].[FA02]”.</text:p>
      <text:p text:style-name="P31"/>
      <text:p text:style-name="P31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5"><text:span text:style-name="T22">Abaixo se encontra</text:span> a lista de requisitos do projeto.</text:p>
      <text:p text:style-name="P36"/>
      <text:p text:style-name="P11"><text:tab/>1RF: O Sistema deve permitir o gerenciamento dos <text:span text:style-name="T27">Usuários</text:span>:</text:p>
      <text:p text:style-name="P11"><text:tab/><text:tab/>ID, Nome, CPF, Endereço, Telefone.</text:p>
      <text:p text:style-name="P11"><text:tab/>2RF: O Sistema deve permitir o gerenciamento dos <text:span text:style-name="T27">Funcionários</text:span>:</text:p>
      <text:p text:style-name="P11"><text:tab/><text:tab/>ID, Nome, CPF, Endereço, Telefone, Carteira de Trabalho, <text:span text:style-name="T27">função.</text:span></text:p>
      <text:p text:style-name="P11"><text:tab/>3RF: O sistema deve permitir o gerenciamento d<text:span text:style-name="T26">os escritores</text:span>:</text:p>
      <text:p text:style-name="P11"><text:tab/><text:tab/>ID, <text:span text:style-name="T26">nome</text:span>, <text:span text:style-name="T27">ISBN, CPF.</text:span></text:p>
      <text:p text:style-name="P11"><text:tab/>4RF: O sistema deve permitir o gerenciamento dos Tipos de editoras.</text:p>
      <text:p text:style-name="P11"><text:tab/><text:tab/><text:span text:style-name="T27">São</text:span> editoras pre cadastrados no sistema (ex:<text:span text:style-name="T27"> Abril, Altabook, Brasil e etc</text:span>.), que</text:p>
      <text:p text:style-name="P11"><text:tab/><text:tab/>podem ser adicionados a uma ordem de editora aberta, cada editora cadastrado possui as seguintes</text:p>
      <text:p text:style-name="P11"><text:tab/><text:tab/><text:span text:style-name="T27">características</text:span>:</text:p>
      <text:p text:style-name="P12"><text:tab/><text:tab/><text:span text:style-name="T27">ID(Código) nome, endereço</text:span>, <text:span text:style-name="T27">ISBN</text:span>, <text:span text:style-name="T27">CNPJ </text:span></text:p>
      <text:p text:style-name="P11"><text:tab/>5RF: O sistema deve permitir o gerenciamento das livros:</text:p>
      <text:p text:style-name="P11"><text:tab/><text:tab/>ID(<text:span text:style-name="T27">Código</text:span>), <text:span text:style-name="T27">Descrição</text:span>/Nome, Quantidade.</text:p>
      <text:p text:style-name="P11"><text:tab/>6RF: O sistema deve permitir o gerenciamento das livrosEmprestadas:</text:p>
      <text:p text:style-name="P11"><text:tab/><text:tab/> Este requisito <text:s/>e responsavel <text:s/>pelo o controle dos emprestimos das livros para os funcionarios.</text:p>
      <text:p text:style-name="P11"><text:tab/><text:tab/>ID(Codigo), Descriçao/Nome, Qtd, funcionario, dataEmprestimo, dataEntrega.</text:p>
      <text:p text:style-name="P11"><text:tab/>7RF: O sistema deve permitir o gerenciamento das <text:s/>d<text:span text:style-name="T27">a</text:span> edit<text:span text:style-name="T27">e</text:span>oras:</text:p>
      <text:p text:style-name="P11"><text:tab/> <text:s text:c="10"/><text:tab/><text:span text:style-name="T27">O sistema Bibliotec</text:span> <text:span text:style-name="T27">é </text:span>respons<text:span text:style-name="T27">á</text:span>vel pelo controle d<text:span text:style-name="T27">as</text:span> editoras e <text:s/>aplicadas no carro do cliente assim <text:tab/><text:tab/>como a entrada e saida do mesmo na empresa. A ordem <text:s/>de editora <text:s/>contem as seguintes caracteristicas:</text:p>
      <text:p text:style-name="P11"><text:tab/><text:tab/>ID, DataEntrada, cliente, escritor, Descriçao, editoras, <text:s/>mecanico, Peças, ValorTotal e dataSaida. <text:s/></text:p>
      <text:p text:style-name="P11"><text:tab/>8RF: O sistema deve permitir o gerenciamento dos Orçamentos: E um documento previo que relaciona peças e <text:tab/><text:tab/>editoras a serem aplicados no escritor do cliente. O orçamente contem as seguintes caracteristicas:</text:p>
      <text:p text:style-name="P11"><text:tab/><text:tab/>ID, cliente, escritor, editoras, Peças, ValorTotal.</text:p>
      <text:p text:style-name="P11"><text:tab/>9RF: O sistema deve realizar as seguintes consultas.</text:p>
      <text:p text:style-name="P11"><text:tab/><text:tab/>1 - Por Cliente. Deve ser exibido Nome, Telefone, CPF e Endereço e o Ordens de <text:s/>editoras executadas.</text:p>
      <text:p text:style-name="P11"><text:tab/><text:tab/>2 - Por escritor: Deve ser exibido placa e Ordens de editoras executadas.</text:p>
      <text:p text:style-name="P11"><text:tab/><text:tab/>3 - <text:s/>Por funcionario: Deve ser exibido nome e ordem de editoras que ele participou</text:p>
      <text:p text:style-name="P11"><text:tab/>10RF: O sistema deve gerar os seguintes relatorios:</text:p>
      <text:p text:style-name="P11"><text:s text:c="12"/><text:tab/><text:tab/>1 - Valor arrecadado no mes</text:p>
      <text:p text:style-name="P11"><text:tab/><text:tab/>2 - livros não devolvidas</text:p>
      <text:p text:style-name="P35"/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 table:number-columns-repeated="4"/>
        <table:table-column table:style-name="Tabela2.E" table:number-columns-repeated="6"/>
        <table:table-column table:style-name="Tabela2.K"/>
        <table:table-row>
          <table:table-cell table:style-name="Tabela2.A1" office:value-type="string">
            <text:p text:style-name="P20">UC/RF</text:p>
          </table:table-cell>
          <table:table-cell table:style-name="Tabela2.A1" office:value-type="string">
            <text:p text:style-name="P20">UC01</text:p>
          </table:table-cell>
          <table:table-cell table:style-name="Tabela2.A1" office:value-type="string">
            <text:p text:style-name="P20">UC02</text:p>
          </table:table-cell>
          <table:table-cell table:style-name="Tabela2.A1" office:value-type="string">
            <text:p text:style-name="P20">UC03</text:p>
          </table:table-cell>
          <table:table-cell table:style-name="Tabela2.A1" office:value-type="string">
            <text:p text:style-name="P20">UC04</text:p>
          </table:table-cell>
          <table:table-cell table:style-name="Tabela2.A1" office:value-type="string">
            <text:p text:style-name="P20">UC05</text:p>
          </table:table-cell>
          <table:table-cell table:style-name="Tabela2.A1" office:value-type="string">
            <text:p text:style-name="P20">UC06</text:p>
          </table:table-cell>
          <table:table-cell table:style-name="Tabela2.A1" office:value-type="string">
            <text:p text:style-name="P20">UC07</text:p>
          </table:table-cell>
          <table:table-cell table:style-name="Tabela2.A1" office:value-type="string">
            <text:p text:style-name="P20">UC08</text:p>
          </table:table-cell>
          <table:table-cell table:style-name="Tabela2.A1" office:value-type="string">
            <text:p text:style-name="P20">UC09</text:p>
          </table:table-cell>
          <table:table-cell table:style-name="Tabela2.K1" office:value-type="string">
            <text:p text:style-name="P20">UC10</text:p>
          </table:table-cell>
        </table:table-row>
        <table:table-row>
          <table:table-cell table:style-name="Tabela2.A2" office:value-type="string">
            <text:p text:style-name="P20">RF01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2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3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ext:soft-page-break/>
        <table:table-row>
          <table:table-cell table:style-name="Tabela2.A2" office:value-type="string">
            <text:p text:style-name="P20">RF04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5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6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7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8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9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10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</table:table>
      <text:p text:style-name="P32"/>
      <text:h text:style-name="Heading_20_1" text:outline-level="1"><text:bookmark-start text:name="__RefHeading__939_1047580196"/>Atores<text:bookmark-end text:name="__RefHeading__939_1047580196"/></text:h>
      <text:p text:style-name="P35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7">Ator</text:p>
          </table:table-cell>
          <table:table-cell table:style-name="Tabela3.B1" office:value-type="string">
            <text:p text:style-name="P37">Descrição</text:p>
          </table:table-cell>
        </table:table-row>
        <table:table-row>
          <table:table-cell table:style-name="Tabela3.A2" office:value-type="string">
            <text:p text:style-name="P38">Funcionario</text:p>
          </table:table-cell>
          <table:table-cell table:style-name="Tabela3.B2" office:value-type="string">
            <text:p text:style-name="P38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4"/>
      <text:p text:style-name="P34">“O Diagrama de Casos de Uso tem o objetivo de auxiliar a comunicação entre os analistas e o cliente.</text:p>
      <text:p text:style-name="P39">Um diagrama de Caso de Uso descreve um cenário que mostra as funcionalidades do sistema do ponto de vista do usuário. </text:p>
      <text:p text:style-name="P39">O cliente deve ver no diagrama de Casos de Uso as principais funcionalidades de seu sistema”</text:p>
      <text:p text:style-name="P13"/>
      <text:p text:style-name="P14">Fonte: <text:s/>http://www.dsc.ufcg.edu.br/~sampaio/cursos/2007.1/Graduacao/SI-II/Uml/diagramas/usecases/usecases.htm</text:p>
      <text:p text:style-name="P33"/>
      <text:p text:style-name="P55"><text:bookmark-start text:name="__RefHeading__27_117254275"/>Diagrama de Caso de Uso <text:s/>- <text:s/>GerenciadoOS<text:bookmark-end text:name="__RefHeading__27_117254275"/></text:p>
      <text:p text:style-name="P35">Essa seção apresenta todos os requisitos funcionais da aplicação, especificados como casos de uso.</text:p>
      <text:p text:style-name="Standard"><text:span text:style-name="Fonte_20_parág._20_padrão"><text:span text:style-name="T21"/></text:span></text:p>
      <text:p text:style-name="P16"/>
      <text:p text:style-name="P16"/>
      <text:p text:style-name="P16"/>
      <text:p text:style-name="P16"/>
      <text:p text:style-name="P40"><text:s/></text:p>
      <text:p text:style-name="P56"><text:bookmark-start text:name="__RefHeading__29_117254275"/><text:bookmark-start text:name="RFXX001"/><text:span text:style-name="Fonte_20_parág._20_padrão"><text:span text:style-name="T8">[UC01]</text:span></text:span><text:bookmark-end text:name="RFXX001"/><text:span text:style-name="Fonte_20_parág._20_padrão"><text:span text:style-name="T2">Manter cliente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Ator(es):</text:p>
          </table:table-cell>
          <table:table-cell table:style-name="Tabela4.B1" office:value-type="string">
            <text:p text:style-name="P42">Funcionario</text:p>
          </table:table-cell>
        </table:table-row>
      </table:table>
      <text:p text:style-name="Filling_20_instruction"/>
      <text:p text:style-name="P44"><text:span text:style-name="Fonte_20_parág._20_padrão"><text:span text:style-name="T15">Descrição: </text:span></text:span><text:span text:style-name="Fonte_20_parág._20_padrão"><text:span text:style-name="T2">&lt;&lt;CRUD&gt;&gt;.</text:span></text:span></text:p>
      <text:p text:style-name="P44"><text:span text:style-name="Fonte_20_parág._20_padrão"><text:span text:style-name="T15">Pré-condições: </text:span></text:span><text:span text:style-name="Fonte_20_parág._20_padrão"><text:span text:style-name="T15"><text:tab/></text:span></text:span><text:span text:style-name="Fonte_20_parág._20_padrão"><text:span text:style-name="T2">Sistema iniciado, exibindo tela de apresentaçao.</text:span></text:span></text:p>
      <text:p text:style-name="P45"><text:soft-page-break/><text:tab/><text:tab/><text:tab/>Conexao com o banco de dados.</text:p>
      <text:p text:style-name="P44"><text:span text:style-name="Fonte_20_parág._20_padrão"><text:span text:style-name="T15">Pós-condições: </text:span></text:span><text:span text:style-name="Fonte_20_parág._20_padrão"><text:span text:style-name="T15"><text:tab/></text:span></text:span><text:span text:style-name="Fonte_20_parág._20_padrão"><text:span text:style-name="T2">Cliente adicionado ao banco de dados do sistema.</text:span></text:span></text:p>
      <text:p text:style-name="P45"><text:tab/><text:tab/><text:tab/>Cliente removido do banco de dados do sistema.</text:p>
      <text:p text:style-name="P47">Fluxo principal:</text:p>
      <text:p text:style-name="P51">1 - O sistema exibe tela inicial com as opções disponiveis:</text:p>
      <text:p text:style-name="P48"><text:tab/>1.1 - “Cadastrar cliente”.</text:p>
      <text:p text:style-name="P48"><text:tab/>1.2 - “Consultar cliente”.</text:p>
      <text:p text:style-name="P48"><text:tab/>1.3 - “Alterar cliente”.</text:p>
      <text:p text:style-name="P48"><text:tab/>1.4 - “Excluir cliente”.</text:p>
      <text:p text:style-name="P48"/>
      <text:p text:style-name="P48"><text:tab/>Variante 1.1: “Cadastrar cliente”:</text:p>
      <text:p text:style-name="P48"><text:tab/> <text:s text:c="7"/>(1.1.1) O sistema solicita os dados do cliente.</text:p>
      <text:p text:style-name="P48"><text:tab/> <text:s text:c="7"/>(1.1.2) O funcionario preenche os campos com os dados do cliente: [FA01].</text:p>
      <text:p text:style-name="P15"><text:tab/><text:tab/>(1.1.3) O sistema verifica os campos preenchidos <text:s/>e valida os dados: [FE02] [FE01].</text:p>
      <text:p text:style-name="P15"><text:tab/><text:tab/>(1.1.4) O funcionario cadastra o cliente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Cliente”:</text:p>
      <text:p text:style-name="P15"><text:tab/><text:tab/>(1.2.1) O sistema solicita os dados do cliente.</text:p>
      <text:p text:style-name="P15"><text:tab/><text:tab/>(1.2.2) O funcionario preenche os dados solicitados no sistema.</text:p>
      <text:p text:style-name="P15"><text:tab/><text:tab/>(1.2.3) O funcionario consulta o cliente através do botão consultar.</text:p>
      <text:p text:style-name="P15"><text:tab/><text:tab/>(1.2.4) O sistema apresenta uma lista com os nomes dos clientes: [FA02].</text:p>
      <text:p text:style-name="P15"><text:tab/><text:tab/>(1.2.5) O funcionario seleciona um nome da lista.</text:p>
      <text:p text:style-name="P15"><text:tab/><text:tab/>(1.2.6) O sistema exibe as informações do cliente (nome, telefone, cpf e <text:tab/><text:tab/><text:tab/><text:tab/><text:tab/>endereço).</text:p>
      <text:p text:style-name="P15"/>
      <text:p text:style-name="P15"><text:tab/>Variante 1.3: “Alterar cliente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lterados.</text:p>
      <text:p text:style-name="P15"><text:tab/><text:tab/>(1.3.3) O funcinario salva suas alteraçoes atraves do botão 'alterar'.</text:p>
      <text:p text:style-name="P15"><text:tab/><text:tab/>(1.3.4) O sistema informa a alteração feita com sucesso.</text:p>
      <text:p text:style-name="P15"/>
      <text:p text:style-name="P15"><text:tab/>Variante 1.4: “Excluir cliente”:</text:p>
      <text:p text:style-name="P15"><text:tab/><text:tab/>(1.4.1) &lt;&lt;Include&gt;&gt;[VA1.2].</text:p>
      <text:p text:style-name="P15"><text:tab/><text:tab/>(1.4.2) O funcionario exclui o cliente atraves do botao 'excluir'.</text:p>
      <text:p text:style-name="P15"><text:tab/><text:tab/>(1.4.3) O sistema informa exclusao feita com sucesso.</text:p>
      <text:p text:style-name="P52"/>
      <text:p text:style-name="P52">2 - O Funcionario escolhe uma opção.</text:p>
      <text:p text:style-name="P15">3 - O sistema retorna a etapa 1.</text:p>
      <text:p text:style-name="P9">Fluxos alternativos:</text:p>
      <text:p text:style-name="P52">[FA01] Buscar CEP:</text:p>
      <text:p text:style-name="P51">1 - O funcionario informa cidade desejada.</text:p>
      <text:p text:style-name="P51"><text:soft-page-break/>2 - O sistema retorna o CEP procurado.</text:p>
      <text:p text:style-name="P51">3 - O sistema retorna para ao passo [1.1.2] do fluxo principal solicitando novos dados.</text:p>
      <text:p text:style-name="P52"/>
      <text:p text:style-name="P52">[FA02] Cliente não cadastrado:</text:p>
      <text:p text:style-name="P51">1 - &lt;&lt;include&gt;&gt; [VA 1.1]</text:p>
      <text:p text:style-name="P9">Fluxos de erro:</text:p>
      <text:p text:style-name="P52">[FE01] Cliente já cadastrado:</text:p>
      <text:p text:style-name="P51">1 - O sistema exibe mensagem informado o nome e a ID do cliente.</text:p>
      <text:p text:style-name="P51">2 - O funcionario confirma a tela.</text:p>
      <text:p text:style-name="P51">3 - O sistema retorna para ao passo [1.1.3] do fluxo principal solicitando novos dados.</text:p>
      <text:p text:style-name="P52"/>
      <text:p text:style-name="P52">[FE02] Dados invalidos:</text:p>
      <text:p text:style-name="P51">1 - O sistema informa os campos com os dados invalidos.</text:p>
      <text:p text:style-name="P51">2 - O funcionario altera os valores incorretos.</text:p>
      <text:p text:style-name="P51">3 - O sistema retorna para a etapa [1.1.3] do fluxo principal solicitando novos dados.</text:p>
      <text:p text:style-name="P41"/>
      <text:p text:style-name="P41"/>
      <text:p text:style-name="P56"><text:bookmark-start text:name="__RefHeading__1528_844320639"/><text:bookmark-start text:name="RFXX0012"/><text:span text:style-name="Fonte_20_parág._20_padrão"><text:span text:style-name="T8">[UC02]</text:span></text:span><text:bookmark-end text:name="RFXX0012"/><text:span text:style-name="Fonte_20_parág._20_padrão"><text:span text:style-name="T2">Manter funciona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Ator(es):</text:p>
          </table:table-cell>
          <table:table-cell table:style-name="Tabela5.B1" office:value-type="string">
            <text:p text:style-name="P42">Funcionario</text:p>
          </table:table-cell>
        </table:table-row>
      </table:table>
      <text:p text:style-name="Filling_20_instruction"/>
      <text:p text:style-name="P44"><text:span text:style-name="Fonte_20_parág._20_padrão"><text:span text:style-name="T15">Descrição: </text:span></text:span><text:span text:style-name="Fonte_20_parág._20_padrão"><text:span text:style-name="T2">&lt;&lt;CRUD&gt;&gt;.</text:span></text:span></text:p>
      <text:p text:style-name="P44"><text:span text:style-name="Fonte_20_parág._20_padrão"><text:span text:style-name="T15">Pré-condições: </text:span></text:span><text:span text:style-name="Fonte_20_parág._20_padrão"><text:span text:style-name="T15"><text:tab/></text:span></text:span><text:span text:style-name="Fonte_20_parág._20_padrão"><text:span text:style-name="T2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15">Pós-condições: </text:span></text:span><text:span text:style-name="Fonte_20_parág._20_padrão"><text:span text:style-name="T15"><text:tab/></text:span></text:span><text:span text:style-name="Fonte_20_parág._20_padrão"><text:span text:style-name="T2">Cliente adicionado ao banco de dados do sistema.</text:span></text:span></text:p>
      <text:p text:style-name="P45"><text:tab/><text:tab/><text:tab/>Cliente removido do banco de dados do sistema.</text:p>
      <text:p text:style-name="P47">Fluxo principal:</text:p>
      <text:p text:style-name="P51">1 - O sistema exibe tela inicial com as opções disponiveis:</text:p>
      <text:p text:style-name="P48"><text:tab/>1.1 - “Cadastrar funcionario”.</text:p>
      <text:p text:style-name="P48"><text:tab/>1.2 - “Consultar funcionario”.</text:p>
      <text:p text:style-name="P48"><text:tab/>1.3 - “Alterar funcionario”.</text:p>
      <text:p text:style-name="P48"><text:tab/>1.4 - “Excluir funcionario”.</text:p>
      <text:p text:style-name="P48"/>
      <text:p text:style-name="P48"><text:tab/>Variante 1.1: “Cadastrar funcionario”:</text:p>
      <text:p text:style-name="P48"><text:tab/><text:tab/>(1.1.1) O sistema solicita os dados do funcionario.</text:p>
      <text:p text:style-name="P48"><text:tab/><text:tab/>(1.1.2) O funcionario preenche os campos com os dados do funcionario: [FA01].</text:p>
      <text:p text:style-name="P15"><text:tab/><text:tab/>(1.1.3) O sistema verifica os campos preenchidos <text:s/>e valida os dados: [FE02] [FE01].</text:p>
      <text:p text:style-name="P15"><text:tab/><text:tab/>(1.1.4) O funcionario cadastra o funcionario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funcionario”:</text:p>
      <text:p text:style-name="P15"><text:tab/><text:tab/>(1.2.1) O sistema solicita os dados do funcionario.</text:p>
      <text:p text:style-name="P15"><text:soft-page-break/><text:tab/><text:tab/>(1.2.2) O funcionario preenche os dados solicitados no sistema.</text:p>
      <text:p text:style-name="P15"><text:tab/><text:tab/>(1.2.3) O funcionario consulta o cliente através do botão consultar.</text:p>
      <text:p text:style-name="P15"><text:tab/><text:tab/>(1.2.4) O sistema apresenta uma lista com os nomes dos funcionarios: [FA02].</text:p>
      <text:p text:style-name="P15"><text:tab/><text:tab/>(1.2.5) O funcionario seleciona um nome da lista.</text:p>
      <text:p text:style-name="P15"><text:tab/><text:tab/>(1.2.6) O sistema exibe as informações do funcionario (nome, telefone, cpf e <text:tab/><text:tab/><text:tab/><text:tab/><text:tab/>endereço, carteira de trabalho e funcao).</text:p>
      <text:p text:style-name="P15"/>
      <text:p text:style-name="P15"><text:tab/>Variante 1.3: “Alterar funcionario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lterados.</text:p>
      <text:p text:style-name="P15"><text:tab/><text:tab/>(1.3.3) O funcinario salva suas alteraçoes atraves do botão 'alterar'.</text:p>
      <text:p text:style-name="P15"><text:tab/><text:tab/>(1.3.4) O sistema informa a alteração feita com sucesso.</text:p>
      <text:p text:style-name="P15"/>
      <text:p text:style-name="P15"><text:tab/>Variante 1.4: “Excluir funcionario”:</text:p>
      <text:p text:style-name="P15"><text:tab/><text:tab/>(1.4.1) &lt;&lt;Include&gt;&gt;[VA1.2].</text:p>
      <text:p text:style-name="P15"><text:tab/><text:tab/>(1.4.2) O funcionario exclui o funcionario atraves do botao 'excluir'.</text:p>
      <text:p text:style-name="P15"><text:tab/><text:tab/>(1.4.3) O sistema informa exclusao feita com sucesso.</text:p>
      <text:p text:style-name="P52"/>
      <text:p text:style-name="P52">2 - O Funcionario escolhe uma opção.</text:p>
      <text:p text:style-name="P15">3 - O sistema retorna a etapa 1.</text:p>
      <text:p text:style-name="P9">Fluxos alternativos:</text:p>
      <text:p text:style-name="P52">[FA01] Buscar CEP:</text:p>
      <text:p text:style-name="P51">1 - O funcionario informa cidade desejada.</text:p>
      <text:p text:style-name="P51">2 - O sistema retorna o CEP procurado.</text:p>
      <text:p text:style-name="P51">3 - O sistema retorna para ao passo [1.1.2] do fluxo principal solicitando novos dados.</text:p>
      <text:p text:style-name="P52"/>
      <text:p text:style-name="P52">[FA02] Funcionario não cadastrado:</text:p>
      <text:p text:style-name="P51">1 - &lt;&lt;include&gt;&gt; [VA 1.1]</text:p>
      <text:p text:style-name="P9">Fluxos de erro:</text:p>
      <text:p text:style-name="P52">[FE01] Funcionario já cadastrado:</text:p>
      <text:p text:style-name="P51">1 - O sistema exibe mensagem informado o nome e a ID do funcionario.</text:p>
      <text:p text:style-name="P51">2 - O funcionario confirma a tela.</text:p>
      <text:p text:style-name="P51">3 - O sistema retorna para ao passo [1.1.3] do fluxo principal solicitando novos dados.</text:p>
      <text:p text:style-name="P52"/>
      <text:p text:style-name="P52">[FE02] Dados invalidos:</text:p>
      <text:p text:style-name="P51">1 - O sistema informa os campos com os dados invalidos.</text:p>
      <text:p text:style-name="P51">2 - O funcionario altera os valores incorretos.</text:p>
      <text:p text:style-name="P51">3 - O sistema retorna para a etapa [1.1.3] do fluxo principal solicitando novos dados.</text:p>
      <text:p text:style-name="P41"/>
      <text:p text:style-name="P56"><text:bookmark-start text:name="__RefHeading__1530_844320639"/><text:bookmark-start text:name="RFXX0011"/><text:span text:style-name="Fonte_20_parág._20_padrão"><text:span text:style-name="T8">[UC03]</text:span></text:span><text:bookmark-end text:name="RFXX0011"/><text:span text:style-name="Fonte_20_parág._20_padrão"><text:span text:style-name="T2">Manter </text:span></text:span><text:span text:style-name="Fonte_20_parág._20_padrão"><text:span text:style-name="T9">escritor 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Ator(es):</text:p>
          </table:table-cell>
          <table:table-cell table:style-name="Tabela6.B1" office:value-type="string">
            <text:p text:style-name="P42">Funcionario</text:p>
          </table:table-cell>
        </table:table-row>
      </table:table>
      <text:p text:style-name="Filling_20_instruction"><text:soft-page-break/></text:p>
      <text:p text:style-name="P44"><text:span text:style-name="Fonte_20_parág._20_padrão"><text:span text:style-name="T15">Descrição: </text:span></text:span><text:span text:style-name="Fonte_20_parág._20_padrão"><text:span text:style-name="T2">&lt;&lt;CRUD&gt;&gt;.</text:span></text:span></text:p>
      <text:p text:style-name="P44"><text:span text:style-name="Fonte_20_parág._20_padrão"><text:span text:style-name="T15">Pré-condições: </text:span></text:span><text:span text:style-name="Fonte_20_parág._20_padrão"><text:span text:style-name="T15"><text:tab/></text:span></text:span><text:span text:style-name="Fonte_20_parág._20_padrão"><text:span text:style-name="T2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15">Pós-condições: <text:tab/></text:span></text:span><text:span text:style-name="Fonte_20_parág._20_padrão"><text:span text:style-name="T2">escritor adicionado ao banco de dados do sistema.</text:span></text:span></text:p>
      <text:p text:style-name="P45"><text:tab/><text:tab/><text:tab/>escritor removido do banco de dados do sistema.</text:p>
      <text:p text:style-name="P47">Fluxo principal:</text:p>
      <text:p text:style-name="P51">1 - O sistema exibe tela inicial com as opções disponiveis:</text:p>
      <text:p text:style-name="P48"><text:tab/>1.1 - “Cadastrar <text:span text:style-name="T23">escritor</text:span>”.</text:p>
      <text:p text:style-name="P49"><text:tab/>1.2 - “Consultar <text:span text:style-name="T22">e</text:span><text:span text:style-name="T23">scritor</text:span>.</text:p>
      <text:p text:style-name="P49"><text:tab/>1.3 - “Alterar <text:span text:style-name="T23">escritor</text:span>”.</text:p>
      <text:p text:style-name="P49"><text:tab/>1.4 - “Excluir <text:span text:style-name="T22">e</text:span><text:span text:style-name="T23">scritor</text:span>”.</text:p>
      <text:p text:style-name="P48"/>
      <text:p text:style-name="P49"><text:tab/>Variante 1.1: “Cadastrar <text:span text:style-name="T22">e</text:span><text:span text:style-name="T23">scritor</text:span>”:</text:p>
      <text:p text:style-name="P48"><text:tab/> <text:s text:c="6"/>(1.1.1) O sistema solicita os dados do <text:span text:style-name="T23">escritor</text:span>.</text:p>
      <text:p text:style-name="P48"><text:tab/> <text:s text:c="6"/>(1.1.2) O <text:span text:style-name="T23">funcionário</text:span> preenche os campos com os dados do <text:span text:style-name="T23">escritor</text:span> [FA01].</text:p>
      <text:p text:style-name="P15"><text:tab/><text:tab/>(1.1.3) O sistema verifica os campos preenchidos <text:s/>e valida os dados: <text:s/>[FE02] [FE01].</text:p>
      <text:p text:style-name="P15"><text:tab/><text:tab/>(1.1.4) O <text:span text:style-name="T23">funcionário</text:span> cadastra o <text:span text:style-name="T23">escritor</text:span>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escritor”:</text:p>
      <text:p text:style-name="P15"><text:tab/><text:tab/>(1.2.1) O sistema solicita os dados do escritor.</text:p>
      <text:p text:style-name="P15"><text:tab/><text:tab/>(1.2.2) O <text:span text:style-name="T23">funcionário</text:span> preenche os dados solicitados no sistema.</text:p>
      <text:p text:style-name="P15"><text:tab/><text:tab/>(1.2.3) O <text:span text:style-name="T23">funcionário</text:span> consulta o cliente através do botão consultar.</text:p>
      <text:p text:style-name="P15"><text:tab/><text:tab/>(1.2.4) O sistema apresenta uma lista com <text:span text:style-name="T23">dados</text:span> dos escritor<text:span text:style-name="T23">e</text:span>s.</text:p>
      <text:p text:style-name="P15"><text:tab/><text:tab/>(1.2.5) O <text:span text:style-name="T23">funcionário</text:span> seleciona um escritor da lista.</text:p>
      <text:p text:style-name="P15"><text:tab/><text:tab/>(1.2.6) O sistema exibe as informações do escritor (<text:span text:style-name="T24">nome</text:span>, <text:span text:style-name="T24">id</text:span>).</text:p>
      <text:p text:style-name="P15"/>
      <text:p text:style-name="P15"><text:tab/>Variante 1.3: “Alterar escritor”:</text:p>
      <text:p text:style-name="P15"><text:tab/><text:tab/>(1.3.1) &lt;&lt;Include&gt;&gt;[VA1.2].</text:p>
      <text:p text:style-name="P15"><text:tab/><text:tab/>(1.3.2) O <text:span text:style-name="T23">funcionário</text:span> preenche os campos com os novos dados à serem <text:tab/><text:tab/><text:tab/><text:tab/><text:tab/>alterados.</text:p>
      <text:p text:style-name="P15"><text:tab/><text:tab/>(1.3.3) O <text:span text:style-name="T23">funcionário</text:span> salva suas <text:span text:style-name="T23">alterações</text:span> <text:span text:style-name="T23">através</text:span> do botão 'alterar'.</text:p>
      <text:p text:style-name="P15"><text:tab/><text:tab/>(1.3.4) O sistema informa a alteração feita com sucesso.</text:p>
      <text:p text:style-name="P15"/>
      <text:p text:style-name="P15"><text:tab/>Variante 1.4: “Excluir escritor”:</text:p>
      <text:p text:style-name="P15"><text:tab/><text:tab/>(1.4.1) &lt;&lt;Include&gt;&gt;[VA1.2].</text:p>
      <text:p text:style-name="P15"><text:tab/><text:tab/>(1.4.2) O <text:span text:style-name="T23">funcionário</text:span> exclui o escritor <text:span text:style-name="T23">através</text:span> do <text:span text:style-name="T23">botão</text:span> 'excluir'.</text:p>
      <text:p text:style-name="P15"><text:tab/><text:tab/>(1.4.3) O sistema informa <text:span text:style-name="T23">exclusão</text:span> feita com sucesso.</text:p>
      <text:p text:style-name="P52"/>
      <text:p text:style-name="P52">2 - O <text:span text:style-name="T23">Funcionário</text:span> escolhe uma opção.</text:p>
      <text:p text:style-name="P15">3 - O sistema retorna a etapa 1.</text:p>
      <text:p text:style-name="P9"><text:soft-page-break/>Fluxos alternativos:</text:p>
      <text:p text:style-name="P52">[FA01] Buscar <text:span text:style-name="T23">escritor</text:span>:</text:p>
      <text:p text:style-name="P51">1 - &lt;&lt;include&gt;&gt; [UC01] variante 1.2.</text:p>
      <text:p text:style-name="P51">2 - O sistema retorna dados procurados.</text:p>
      <text:p text:style-name="P51">3 - O sistema retorna para ao passo [1.1.2].</text:p>
      <text:p text:style-name="P9">Fluxos de erro:</text:p>
      <text:p text:style-name="P52">[FE01] escritor já cadastrado:</text:p>
      <text:p text:style-name="P51">1 - O sistema exibe mensagem informado <text:span text:style-name="T23">o nome </text:span><text:s/>e <text:span text:style-name="T23">o</text:span> ID do escritor.</text:p>
      <text:p text:style-name="P51">2 - O <text:span text:style-name="T23">funcionário</text:span> confirma a tela.</text:p>
      <text:p text:style-name="P51">3 - O sistema retorna para ao passo [1.1.3] do fluxo principal solicitando novos dados.</text:p>
      <text:p text:style-name="P52"/>
      <text:p text:style-name="P52">[FE02] Dados <text:span text:style-name="T23">inválidos</text:span>:</text:p>
      <text:p text:style-name="P51">1 - O sistema informa os campos com os dados <text:span text:style-name="T23">inválidos.</text:span></text:p>
      <text:p text:style-name="P51">2 - O <text:span text:style-name="T23">funcionário</text:span> altera os valores incorretos.</text:p>
      <text:p text:style-name="P51">3 - O sistema retorna para a etapa [1.1.3] do fluxo principal solicitando novos dados.</text:p>
      <text:p text:style-name="P41"/>
      <text:p text:style-name="P56"><text:bookmark-start text:name="__RefHeading__1532_844320639"/><text:bookmark-start text:name="RFXX00111"/><text:span text:style-name="Fonte_20_parág._20_padrão"><text:span text:style-name="T8">[UC04]</text:span></text:span><text:bookmark-end text:name="RFXX00111"/><text:span text:style-name="Fonte_20_parág._20_padrão"><text:span text:style-name="T2">Manter </text:span></text:span><text:span text:style-name="Fonte_20_parág._20_padrão"><text:span text:style-name="T9">editora</text:span></text:span><text:span text:style-name="Fonte_20_parág._20_padrão"><text:span text:style-name="T2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Ator(es):</text:p>
          </table:table-cell>
          <table:table-cell table:style-name="Tabela7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15">Descrição: </text:span></text:span><text:span text:style-name="Fonte_20_parág._20_padrão"><text:span text:style-name="T2">&lt;&lt;CRUD&gt;&gt;.</text:span></text:span></text:p>
      <text:p text:style-name="P44"><text:span text:style-name="Fonte_20_parág._20_padrão"><text:span text:style-name="T15">Pré-condições: <text:tab/></text:span></text:span><text:span text:style-name="Fonte_20_parág._20_padrão"><text:span text:style-name="T2">Sistema iniciado, exibindo tela de </text:span></text:span><text:span text:style-name="Fonte_20_parág._20_padrão"><text:span text:style-name="T10">apresentação.</text:span></text:span></text:p>
      <text:p text:style-name="P45"><text:tab/><text:tab/><text:tab/><text:span text:style-name="T24">Conexão</text:span> com o banco de dados.</text:p>
      <text:p text:style-name="P44"><text:span text:style-name="Fonte_20_parág._20_padrão"><text:span text:style-name="T15">Pós-condições: <text:tab/></text:span></text:span><text:span text:style-name="Fonte_20_parág._20_padrão"><text:span text:style-name="T2">editora adicionado ao banco de dados do sistema.</text:span></text:span></text:p>
      <text:p text:style-name="P45"><text:tab/><text:tab/><text:tab/>editora removido do banco de dados do sistema.</text:p>
      <text:p text:style-name="P47">Fluxo principal:</text:p>
      <text:p text:style-name="P51">1 - O sistema exibe tela inicial com as opções <text:span text:style-name="T24">disponíveis</text:span>:</text:p>
      <text:p text:style-name="P48"><text:tab/>1.1 - “Cadastrar editora”.</text:p>
      <text:p text:style-name="P48"><text:tab/>1.2 - “Consultar editora”.</text:p>
      <text:p text:style-name="P48"><text:tab/>1.3 - “Alterar editora”.</text:p>
      <text:p text:style-name="P48"><text:tab/>1.4 - “Excluir editora”.</text:p>
      <text:p text:style-name="P48"/>
      <text:p text:style-name="P48"><text:tab/>Variante 1.1: “Cadastrar editora”:</text:p>
      <text:p text:style-name="P48"><text:tab/> <text:s text:c="6"/>(1.1.1) O sistema solicita os dados d<text:span text:style-name="T23">a</text:span> editora.</text:p>
      <text:p text:style-name="P48"><text:tab/> <text:s text:c="6"/>(1.1.2) O <text:span text:style-name="T23">funcionário</text:span> preenche os campos com os dados d<text:span text:style-name="T23">a</text:span> editora.</text:p>
      <text:p text:style-name="P15"><text:tab/><text:tab/>(1.1.3) O sistema verifica os campos preenchidos <text:s/>e valida os dados: <text:s/>[FE02] [FE01].</text:p>
      <text:p text:style-name="P15"><text:tab/> <text:s text:c="13"/>(1.1.4) O <text:span text:style-name="T23">funcionário</text:span> cadastra <text:span text:style-name="T23">a editora</text:span>.</text:p>
      <text:p text:style-name="P15"><text:tab/> <text:s text:c="13"/>(1.1.5) O sistema informa que o cadastro feito com sucesso. <text:s text:c="5"/><text:tab/></text:p>
      <text:p text:style-name="P15"/>
      <text:p text:style-name="P15"><text:tab/>Variante 1.2: “Consultar editora”:</text:p>
      <text:p text:style-name="P15"><text:tab/><text:tab/>(1.2.1) O sistema solicita os dados d<text:span text:style-name="T23">a </text:span>editora.</text:p>
      <text:p text:style-name="P15"><text:tab/><text:tab/>(1.2.2) O <text:span text:style-name="T23">funcionário</text:span> preenche os dados solicitados no sistema.</text:p>
      <text:p text:style-name="P15"><text:soft-page-break/><text:tab/><text:tab/>(1.2.3) O <text:span text:style-name="T23">funcionário</text:span> consulta <text:span text:style-name="T23">a </text:span>editora através do botão consultar.</text:p>
      <text:p text:style-name="P15"><text:tab/><text:tab/>(1.2.4) O sistema apresenta uma lista com editoras pesquisados.</text:p>
      <text:p text:style-name="P15"><text:tab/><text:tab/>(1.2.5) O <text:span text:style-name="T23">funcionário</text:span> seleciona um<text:span text:style-name="T23">a</text:span> editora da lista.</text:p>
      <text:p text:style-name="P15"><text:tab/><text:tab/>(1.2.6) O sistema exibe as informações d<text:span text:style-name="T23">a</text:span> editora<text:span text:style-name="T24">(nome, endereço)</text:span>.</text:p>
      <text:p text:style-name="P15"/>
      <text:p text:style-name="P15"><text:tab/>Variante 1.3: “Alterar editora”:</text:p>
      <text:p text:style-name="P15"><text:tab/><text:tab/>(1.3.1) &lt;&lt;Include&gt;&gt;[VA1.2].</text:p>
      <text:p text:style-name="P15"><text:tab/><text:tab/>(1.3.2) O <text:span text:style-name="T23">funcionário</text:span> preenche os campos com os novos dados à serem <text:tab/><text:tab/><text:tab/><text:tab/><text:tab/>alterados.</text:p>
      <text:p text:style-name="P15"><text:tab/><text:tab/>(1.3.3) O <text:span text:style-name="T24">funcionário</text:span> salva suas <text:span text:style-name="T24">alterações</text:span> <text:span text:style-name="T24">através</text:span> do botão 'alterar'.</text:p>
      <text:p text:style-name="P15"><text:tab/><text:tab/>(1.3.4) O sistema informa a alteração feita com sucesso.</text:p>
      <text:p text:style-name="P15"/>
      <text:p text:style-name="P15"><text:tab/>Variante 1.4: “Excluir editora”:</text:p>
      <text:p text:style-name="P15"><text:tab/><text:tab/>(1.4.1) &lt;&lt;Include&gt;&gt;[VA1.2].</text:p>
      <text:p text:style-name="P15"><text:tab/><text:tab/>(1.4.2) O <text:span text:style-name="T24">funcionário</text:span> exclui <text:span text:style-name="T24">a editora</text:span> <text:span text:style-name="T24">através</text:span> do <text:span text:style-name="T24">botão</text:span> 'excluir'.</text:p>
      <text:p text:style-name="P15"><text:tab/><text:tab/>(1.4.3) O sistema informa <text:span text:style-name="T24">exclusão</text:span> feita com sucesso.</text:p>
      <text:p text:style-name="P52"/>
      <text:p text:style-name="P52">2 - O <text:span text:style-name="T24">Funcionário</text:span> escolhe uma opção.</text:p>
      <text:p text:style-name="P15">3 - O sistema retorna a etapa 1.</text:p>
      <text:p text:style-name="P9">Fluxos alternativos:</text:p>
      <text:p text:style-name="P52"/>
      <text:p text:style-name="P9">Fluxos de erro:</text:p>
      <text:p text:style-name="P52">[FE01] editora já cadastrad<text:span text:style-name="T24">a</text:span>:</text:p>
      <text:p text:style-name="P51">1 - O sistema exibe mensagem informado a <text:span text:style-name="T24">descrição</text:span> e <text:span text:style-name="T24">o</text:span> ID <text:span text:style-name="T24">da editora</text:span>.</text:p>
      <text:p text:style-name="P51">2 - O <text:span text:style-name="T24">funcionário</text:span> confirma a tela.</text:p>
      <text:p text:style-name="P51">3 - O sistema retorna para ao passo [1.1.3] do fluxo principal solicitando novos dados.</text:p>
      <text:p text:style-name="P52"/>
      <text:p text:style-name="P52">[FE02] Dados <text:span text:style-name="T24">inválidos</text:span>:</text:p>
      <text:p text:style-name="P51">1 - O sistema informa os campos com os dados <text:span text:style-name="T24">inválidos.</text:span></text:p>
      <text:p text:style-name="P51">2 - O <text:span text:style-name="T24">funcionário</text:span> altera os valores incorretos.</text:p>
      <text:p text:style-name="P51">3 - O sistema retorna para a etapa [1.1.3] do fluxo principal solicitando novos dados.</text:p>
      <text:p text:style-name="P41"/>
      <text:p text:style-name="P56"><text:bookmark-start text:name="__RefHeading__1534_844320639"/><text:bookmark-start text:name="RFXX001111"/><text:span text:style-name="Fonte_20_parág._20_padrão"><text:span text:style-name="T8">[UC05]</text:span></text:span><text:bookmark-end text:name="RFXX001111"/><text:span text:style-name="Fonte_20_parág._20_padrão"><text:span text:style-name="T2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Ator(es):</text:p>
          </table:table-cell>
          <table:table-cell table:style-name="Tabela8.B1" office:value-type="string">
            <text:p text:style-name="P42">Funcionario</text:p>
          </table:table-cell>
        </table:table-row>
      </table:table>
      <text:p text:style-name="Filling_20_instruction"/>
      <text:p text:style-name="P44"><text:span text:style-name="Fonte_20_parág._20_padrão"><text:span text:style-name="T15">Descrição: </text:span></text:span><text:span text:style-name="Fonte_20_parág._20_padrão"><text:span text:style-name="T2">&lt;&lt;CRUD&gt;&gt;.</text:span></text:span></text:p>
      <text:p text:style-name="P44"><text:span text:style-name="Fonte_20_parág._20_padrão"><text:span text:style-name="T15">Pré-condições: </text:span></text:span><text:span text:style-name="Fonte_20_parág._20_padrão"><text:span text:style-name="T15"><text:tab/></text:span></text:span><text:span text:style-name="Fonte_20_parág._20_padrão"><text:span text:style-name="T2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15">Pós-condições: <text:tab/></text:span></text:span><text:span text:style-name="Fonte_20_parág._20_padrão"><text:span text:style-name="T2">livro adicionado ao banco de dados do sistema.</text:span></text:span></text:p>
      <text:p text:style-name="P45"><text:tab/><text:tab/><text:tab/>livro removido do banco de dados do sistema.</text:p>
      <text:p text:style-name="P47">Fluxo principal:</text:p>
      <text:p text:style-name="P51"><text:soft-page-break/>1 - O sistema exibe tela inicial com as opções disponiveis:</text:p>
      <text:p text:style-name="P48"><text:tab/>1.1 - “Cadastrar livro”.</text:p>
      <text:p text:style-name="P48"><text:tab/>1.2 - “Consultar livro”.</text:p>
      <text:p text:style-name="P48"><text:tab/>1.3 - “Alterar livro”.</text:p>
      <text:p text:style-name="P48"><text:tab/>1.4 - “Excluir livro”.</text:p>
      <text:p text:style-name="P48"/>
      <text:p text:style-name="P48"><text:tab/>Variante 1.1: “Cadastrar livro”:</text:p>
      <text:p text:style-name="P48"><text:tab/><text:tab/>(1.1.1) O sistema solicita os dados do editora.</text:p>
      <text:p text:style-name="P48"><text:tab/><text:tab/>(1.1.2) O funcionario preenche os campos com os dados da livro.</text:p>
      <text:p text:style-name="P15"><text:tab/><text:tab/>(1.1.3) O sistema verifica os campos preenchidos <text:s/>e valida os dados: <text:s/>[FE02] [FE01].</text:p>
      <text:p text:style-name="P15"><text:tab/><text:tab/>(1.1.4) O funcionario cadastra a livro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livro”:</text:p>
      <text:p text:style-name="P15"><text:tab/><text:tab/>(1.2.1) O sistema solicita os dados da livro.</text:p>
      <text:p text:style-name="P15"><text:tab/><text:tab/>(1.2.2) O funcionario preenche os dados solicitados no sistema.</text:p>
      <text:p text:style-name="P15"><text:tab/><text:tab/>(1.2.3) O funcionario consulta o editora através do botão consultar.</text:p>
      <text:p text:style-name="P15"><text:tab/><text:tab/>(1.2.4) O sistema apresenta uma lista com livros pesquisadas.</text:p>
      <text:p text:style-name="P15"><text:tab/><text:tab/>(1.2.5) O funcionario seleciona uma livro da lista.</text:p>
      <text:p text:style-name="P15"><text:tab/><text:tab/>(1.2.6) O sistema exibe as informações da livro (descriçao, quantidade).</text:p>
      <text:p text:style-name="P15"/>
      <text:p text:style-name="P15"><text:tab/>Variante 1.3: “Alterar livro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lterados.</text:p>
      <text:p text:style-name="P15"><text:tab/><text:tab/>(1.3.3) O funcinario salva suas alteraçoes atraves do botão 'alterar'.</text:p>
      <text:p text:style-name="P15"><text:tab/><text:tab/>(1.3.4) O sistema informa a alteração feita com sucesso.</text:p>
      <text:p text:style-name="P15"/>
      <text:p text:style-name="P15"><text:tab/>Variante 1.4: “Excluir editora”:</text:p>
      <text:p text:style-name="P15"><text:tab/><text:tab/>(1.4.1) &lt;&lt;Include&gt;&gt;[VA1.2].</text:p>
      <text:p text:style-name="P15"><text:tab/><text:tab/>(1.4.2) O funcionario exclui o editora atraves do botao 'excluir'.</text:p>
      <text:p text:style-name="P15"><text:tab/><text:tab/>(1.4.3) O sistema informa exclusao feita com sucesso.</text:p>
      <text:p text:style-name="P52"/>
      <text:p text:style-name="P52">2 - O Funcionario escolhe uma opção.</text:p>
      <text:p text:style-name="P15">3 - O sistema retorna a etapa 1.</text:p>
      <text:p text:style-name="P9">Fluxos alternativos:</text:p>
      <text:p text:style-name="P52"/>
      <text:p text:style-name="P9">Fluxos de erro:</text:p>
      <text:p text:style-name="P52">[FE01] livro já cadastrada:</text:p>
      <text:p text:style-name="P51">1 - O sistema exibe mensagem informado a descriçao e a ID da livro.</text:p>
      <text:p text:style-name="P51">2 - O funcionario confirma a tela.</text:p>
      <text:p text:style-name="P51">3 - O sistema retorna para ao passo [1.1.3] do fluxo principal solicitando novos dados.</text:p>
      <text:p text:style-name="P52"/>
      <text:p text:style-name="P52"><text:soft-page-break/>[FE02] Dados invalidos:</text:p>
      <text:p text:style-name="P51">1 - O sistema informa os campos com os dados invalidos.</text:p>
      <text:p text:style-name="P51">2 - O funcionario altera os valores incorretos.</text:p>
      <text:p text:style-name="P51">3 - O sistema retorna para a etapa [1.1.3] do fluxo principal solicitando novos dados.</text:p>
      <text:p text:style-name="P41"/>
      <text:p text:style-name="P56"><text:bookmark-start text:name="__RefHeading__1534_8443206391"/><text:bookmark-start text:name="RFXX0011111"/><text:span text:style-name="Fonte_20_parág._20_padrão"><text:span text:style-name="T8">[UC06]</text:span></text:span><text:bookmark-end text:name="RFXX0011111"/><text:span text:style-name="Fonte_20_parág._20_padrão"><text:span text:style-name="T2">Manter </text:span></text:span><text:span text:style-name="Fonte_20_parág._20_padrão"><text:span text:style-name="T11">Autor<text:tab/></text:span></text:span><text:bookmark-end text:name="__RefHeading__1534_8443206391"/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">Ator(es):</text:p>
          </table:table-cell>
          <table:table-cell table:style-name="Tabela9.B1" office:value-type="string">
            <text:p text:style-name="P42">Funcionario</text:p>
          </table:table-cell>
        </table:table-row>
      </table:table>
      <text:p text:style-name="Filling_20_instruction"/>
      <text:p text:style-name="P44"><text:span text:style-name="Fonte_20_parág._20_padrão"><text:span text:style-name="T15">Descrição: </text:span></text:span><text:span text:style-name="Fonte_20_parág._20_padrão"><text:span text:style-name="T2">Gerencia</text:span></text:span><text:span text:style-name="Fonte_20_parág._20_padrão"><text:span text:style-name="T12">r os autores do sistema</text:span></text:span><text:span text:style-name="Fonte_20_parág._20_padrão"><text:span text:style-name="T2">.</text:span></text:span></text:p>
      <text:p text:style-name="P44"><text:span text:style-name="Fonte_20_parág._20_padrão"><text:span text:style-name="T15">Pré-condições: <text:tab/></text:span></text:span><text:span text:style-name="Fonte_20_parág._20_padrão"><text:span text:style-name="T2">Sistema iniciado, exibindo tela de </text:span></text:span><text:span text:style-name="Fonte_20_parág._20_padrão"><text:span text:style-name="T12">apresentação.</text:span></text:span></text:p>
      <text:p text:style-name="P45"><text:tab/><text:tab/><text:tab/><text:span text:style-name="T29">Conexão</text:span> com o banco de dados.</text:p>
      <text:p text:style-name="P44"><text:span text:style-name="Fonte_20_parág._20_padrão"><text:span text:style-name="T15">Pós-condições: <text:tab/></text:span></text:span><text:span text:style-name="Fonte_20_parág._20_padrão"><text:span text:style-name="T30">Empréstimo</text:span></text:span><text:span text:style-name="Fonte_20_parág._20_padrão"><text:span text:style-name="T2"> de livro adicionado ao banco de dados do sistema.</text:span></text:span></text:p>
      <text:p text:style-name="P45"><text:tab/><text:tab/><text:tab/><text:span text:style-name="T29">Empréstimo</text:span> de livro atualizado no banco de dados do sistema.</text:p>
      <text:p text:style-name="P47">Fluxo principal:</text:p>
      <text:p text:style-name="P51">1 - O sistema exibe tela inicial com as opções <text:span text:style-name="T29">disponíveis</text:span>:</text:p>
      <text:p text:style-name="P48"><text:tab/>1.1 - “<text:span text:style-name="T28">Cadastrar autor</text:span>”.</text:p>
      <text:p text:style-name="P48"><text:tab/>1.2 - “Consultar <text:span text:style-name="T28">autor</text:span>”.</text:p>
      <text:p text:style-name="P48"><text:tab/>1.3 - “<text:span text:style-name="T28">Alterar autor</text:span>”.<text:tab/></text:p>
      <text:p text:style-name="P58"><text:s text:c="14"/>1.4 - “Excluir <text:span text:style-name="T28">autor</text:span>”.</text:p>
      <text:p text:style-name="P48"><text:tab/>Variante 1.1: “<text:span text:style-name="T28">Cadastrar autor</text:span>”:</text:p>
      <text:p text:style-name="P48"><text:tab/>(1.1.1) O sistema solicita os dados do<text:span text:style-name="T29"> autor</text:span>.</text:p>
      <text:p text:style-name="P48"><text:tab/>(1.1.2) O <text:span text:style-name="T29">funcionário</text:span> preenche os campos com os dados do <text:span text:style-name="T29">autor</text:span> (<text:span text:style-name="T29">funcionário, autor</text:span>).</text:p>
      <text:p text:style-name="P15"><text:tab/> <text:s text:c="7"/>(1.1.3) O sistema verifica os campos preenchidos <text:s/>e valida os dados: <text:s/>[FE02] [FE01].</text:p>
      <text:p text:style-name="P15"><text:tab/> <text:s text:c="7"/>(1.1.4) O funcionario cadastra a emprestimo.</text:p>
      <text:p text:style-name="P15"><text:tab/> <text:s text:c="7"/>(1.1.5) O sistema informa que o cadastro feito com sucesso. <text:s text:c="5"/><text:tab/></text:p>
      <text:p text:style-name="P15"/>
      <text:p text:style-name="P15"><text:tab/>Variante 1.2: “Consultar livro”:</text:p>
      <text:p text:style-name="P15"><text:tab/><text:tab/>(1.2.1) O sistema solicita os dados da livro.</text:p>
      <text:p text:style-name="P15"><text:tab/><text:tab/>(1.2.2) O funcionario preenche os dados solicitados no sistema.</text:p>
      <text:p text:style-name="P15"><text:tab/><text:tab/>(1.2.3) O funcionario consulta o editora através do botão consultar.</text:p>
      <text:p text:style-name="P15"><text:tab/><text:tab/>(1.2.4) O sistema apresenta uma lista com livros pesquisadas.</text:p>
      <text:p text:style-name="P15"><text:tab/><text:tab/>(1.2.5) O funcionario seleciona uma livro da lista.</text:p>
      <text:p text:style-name="P15"><text:tab/><text:tab/>(1.2.6) O sistema exibe as informações da livro (descriçao, quantidade).</text:p>
      <text:p text:style-name="P15"/>
      <text:p text:style-name="P15"><text:tab/>Variante 1.3: “Alterar livro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lterados.</text:p>
      <text:p text:style-name="P15"><text:tab/><text:tab/>(1.3.3) O funcinario salva suas alteraçoes atraves do botão 'alterar'.</text:p>
      <text:p text:style-name="P15"><text:tab/><text:tab/>(1.3.4) O sistema informa a alteração feita com sucesso.</text:p>
      <text:p text:style-name="P15"/>
      <text:p text:style-name="P15"><text:soft-page-break/><text:tab/>Variante 1.4: “Excluir editora”:</text:p>
      <text:p text:style-name="P15"><text:tab/><text:tab/>(1.4.1) &lt;&lt;Include&gt;&gt;[VA1.2].</text:p>
      <text:p text:style-name="P15"><text:tab/><text:tab/>(1.4.2) O funcionario exclui o editora atraves do botao 'excluir'.</text:p>
      <text:p text:style-name="P15"><text:tab/><text:tab/>(1.4.3) O sistema informa exclusao feita com sucesso.</text:p>
      <text:p text:style-name="P52"/>
      <text:p text:style-name="P52">2 - O Funcionario escolhe uma opção.</text:p>
      <text:p text:style-name="P15">3 - O sistema retorna a etapa 1.</text:p>
      <text:p text:style-name="P9">Fluxos alternativos:</text:p>
      <text:p text:style-name="P52"/>
      <text:p text:style-name="P9">Fluxos de erro:</text:p>
      <text:p text:style-name="P52">[FE01] Funcionario não cadastrado:</text:p>
      <text:p text:style-name="P51">1 - O sistema exibe mensagem de erro.</text:p>
      <text:p text:style-name="P48">2 - Retorna ao passo 1.1.2.</text:p>
      <text:p text:style-name="P52"/>
      <text:p text:style-name="P52">[FE02] livro não cadastrada:</text:p>
      <text:p text:style-name="P51">1 - O sistema exibe mensagem de erro.</text:p>
      <text:p text:style-name="P48">2 - Retorna ao passo 1.1.2.</text:p>
      <text:p text:style-name="P41"/>
      <text:p text:style-name="P56"><text:bookmark-start text:name="__RefHeading__1534_84432063911"/><text:bookmark-start text:name="RFXX00111111"/><text:span text:style-name="Fonte_20_parág._20_padrão"><text:span text:style-name="T8">[UC07]</text:span></text:span><text:bookmark-end text:name="RFXX00111111"/><text:span text:style-name="Fonte_20_parág._20_padrão"><text:span text:style-name="T2">Manter </text:span></text:span><text:span text:style-name="Fonte_20_parág._20_padrão"><text:span text:style-name="T11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Ator(es):</text:p>
          </table:table-cell>
          <table:table-cell table:style-name="Tabela10.B1" office:value-type="string">
            <text:p text:style-name="P42">Funcionario</text:p>
          </table:table-cell>
        </table:table-row>
      </table:table>
      <text:p text:style-name="Filling_20_instruction"/>
      <text:p text:style-name="P44"><text:span text:style-name="Fonte_20_parág._20_padrão"><text:span text:style-name="T15">Descrição: </text:span></text:span><text:span text:style-name="Fonte_20_parág._20_padrão"><text:span text:style-name="T2">Gerencia as ordens de editora da empresa.</text:span></text:span></text:p>
      <text:p text:style-name="P44"><text:span text:style-name="Fonte_20_parág._20_padrão"><text:span text:style-name="T15">Pré-condições: </text:span></text:span><text:span text:style-name="Fonte_20_parág._20_padrão"><text:span text:style-name="T15"><text:tab/></text:span></text:span><text:span text:style-name="Fonte_20_parág._20_padrão"><text:span text:style-name="T2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15">Pós-condições: <text:tab/></text:span></text:span><text:span text:style-name="Fonte_20_parág._20_padrão"><text:span text:style-name="T2">Ordem de editora adicionada ao banco de dados do sistema.</text:span></text:span></text:p>
      <text:p text:style-name="P45"><text:tab/><text:tab/><text:tab/>Ordem de editora <text:s/>atualizada no banco de dados do sistema.</text:p>
      <text:p text:style-name="P47">Fluxo principal:</text:p>
      <text:p text:style-name="P51">1 - O sistema exibe tela inicial com as opções disponiveis:</text:p>
      <text:p text:style-name="P48"><text:tab/>1.1 - “Nova ordem de editora”.</text:p>
      <text:p text:style-name="P48"><text:tab/>1.2 - “Consultar ordens de editora”.</text:p>
      <text:p text:style-name="P48"><text:tab/>1.3 - “Atualizar ordem de editora”.<text:tab/></text:p>
      <text:p text:style-name="P48"/>
      <text:p text:style-name="P48"><text:tab/>Variante 1.1: “Nova ordem de editora”:</text:p>
      <text:p text:style-name="P48"><text:tab/><text:tab/>(1.1.1) O sistema solicita os dados da ordem de editora.</text:p>
      <text:p text:style-name="P48"><text:tab/><text:tab/>(1.1.2) O funcionario preenche os campos com os dados da ordem de editora (Cliente, escritor, <text:tab/><text:tab/><text:tab/>editoras, funcionario).</text:p>
      <text:p text:style-name="P15"><text:tab/><text:tab/>(1.1.3) O sistema verifica os campos preenchidos <text:s/>e valida os dados: <text:s/>[FE01] [FE02] [FE03] <text:tab/><text:tab/><text:tab/>[FE04].</text:p>
      <text:p text:style-name="P15"><text:tab/><text:tab/>(1.1.4) O funcionario cadastra a ordem de editora.</text:p>
      <text:p text:style-name="P15"><text:tab/><text:tab/>(1.1.5) O sistema informa que o cadastro feito com sucesso. <text:s text:c="5"/><text:tab/></text:p>
      <text:p text:style-name="P15"/>
      <text:p text:style-name="P15"><text:soft-page-break/><text:tab/>Variante 1.2: “Consultar ordem de editora”:</text:p>
      <text:p text:style-name="P15"><text:tab/><text:tab/>(1.2.1) O sistema solicita os dados da pesquisa.</text:p>
      <text:p text:style-name="P15"><text:tab/><text:tab/>(1.2.2) O funcionario preenche os dados solicitados no sistema.</text:p>
      <text:p text:style-name="P15"><text:tab/><text:tab/>(1.2.3) O funcionario consulta o editora através do botão consultar.</text:p>
      <text:p text:style-name="P15"><text:tab/><text:tab/>(1.2.4) O sistema apresenta uma lista com ordens de editora pesquisadas.</text:p>
      <text:p text:style-name="P15"><text:tab/><text:tab/>(1.2.5) O funcionario seleciona uma ordem de editora da lista.</text:p>
      <text:p text:style-name="P15"><text:tab/><text:tab/>(1.2.6) O sistema exibe as informações da ordem de editora (id, cliente, escritor).</text:p>
      <text:p text:style-name="P15"/>
      <text:p text:style-name="P15"><text:tab/>Variante 1.3: “Atualizar ordem de editora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dicionados [FA01].</text:p>
      <text:p text:style-name="P15"><text:tab/><text:tab/>(1.3.3) O funcionario salva suas alteraçoes atraves do botão 'alterar'.</text:p>
      <text:p text:style-name="P15"><text:tab/><text:tab/>(1.3.4) O sistema informa a alteração feita com sucesso.</text:p>
      <text:p text:style-name="P15"/>
      <text:p text:style-name="P52">2 - O Funcionario escolhe uma opção.</text:p>
      <text:p text:style-name="P15">3 - O sistema retorna a etapa 1.</text:p>
      <text:p text:style-name="P9">Fluxos alternativos:</text:p>
      <text:p text:style-name="P52">[FA01] Remover editora:</text:p>
      <text:p text:style-name="P51">1 - Funcionario seleciona editora escolhido.</text:p>
      <text:p text:style-name="P48">2 - Sistema exibe tela confirmando açao.</text:p>
      <text:p text:style-name="P48">3 - Funcionario confirma.</text:p>
      <text:p text:style-name="P48">4 - Retorna ao passo 1.3.2</text:p>
      <text:p text:style-name="P9">Fluxos de erro:</text:p>
      <text:p text:style-name="P52">[FE01] Cliente não cadastrado:</text:p>
      <text:p text:style-name="P51">1 - O sistema exibe mensagem de erro.</text:p>
      <text:p text:style-name="P48">2 - &lt;&lt;include&gt;&gt; [UC01 VA1.1]</text:p>
      <text:p text:style-name="P48">3 - Retorna ao passo 1.1.2..</text:p>
      <text:p text:style-name="P52">[FE02] escritor não cadastrado:</text:p>
      <text:p text:style-name="P51">1 - O sistema exibe mensagem de erro.</text:p>
      <text:p text:style-name="P48">2 - &lt;&lt;include&gt;&gt; [UC02 VA1.1]</text:p>
      <text:p text:style-name="P48">3 - Retorna ao passo 1.1.2.</text:p>
      <text:p text:style-name="P52"/>
      <text:p text:style-name="P52">[FE03] editora não cadastrado:</text:p>
      <text:p text:style-name="P51">1 - O sistema exibe mensagem de erro.</text:p>
      <text:p text:style-name="P48">2 - Retorna ao passo 1.1.2.</text:p>
      <text:p text:style-name="P52">[FE04] Funcionario não cadastrado:</text:p>
      <text:p text:style-name="P51">1 - O sistema exibe mensagem de erro.</text:p>
      <text:p text:style-name="P48">2 - Retorna ao passo 1.1.2.</text:p>
      <text:p text:style-name="P50"/>
      <text:p text:style-name="P56"><text:bookmark-start text:name="__RefHeading__1534_844320639111"/><text:bookmark-start text:name="RFXX001111111"/><text:span text:style-name="Fonte_20_parág._20_padrão"><text:span text:style-name="T8">[UC08]</text:span></text:span><text:bookmark-end text:name="RFXX001111111"/><text:span text:style-name="Fonte_20_parág._20_padrão"><text:span text:style-name="T2">Manter orçamentos</text:span></text:span><text:bookmark-end text:name="__RefHeading__1534_844320639111"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Ator(es):</text:p>
          </table:table-cell>
          <table:table-cell table:style-name="Tabela11.B1" office:value-type="string">
            <text:p text:style-name="P42">Funcionario</text:p>
          </table:table-cell>
        </table:table-row>
      </table:table>
      <text:p text:style-name="Filling_20_instruction"><text:soft-page-break/></text:p>
      <text:p text:style-name="P44"><text:span text:style-name="Fonte_20_parág._20_padrão"><text:span text:style-name="T15">Descrição: </text:span></text:span><text:span text:style-name="Fonte_20_parág._20_padrão"><text:span text:style-name="T2">Gerencia os orçamentos criados pela empresa.</text:span></text:span></text:p>
      <text:p text:style-name="P44"><text:span text:style-name="Fonte_20_parág._20_padrão"><text:span text:style-name="T15">Pré-condições: </text:span></text:span><text:span text:style-name="Fonte_20_parág._20_padrão"><text:span text:style-name="T15"><text:tab/></text:span></text:span><text:span text:style-name="Fonte_20_parág._20_padrão"><text:span text:style-name="T2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15">Pós-condições: </text:span></text:span><text:span text:style-name="Fonte_20_parág._20_padrão"><text:span text:style-name="T15"><text:tab/></text:span></text:span><text:span text:style-name="Fonte_20_parág._20_padrão"><text:span text:style-name="T2">Orçamento adicionado ao banco de dados do sistema.</text:span></text:span></text:p>
      <text:p text:style-name="P45"><text:tab/><text:tab/><text:tab/></text:p>
      <text:p text:style-name="P47">Fluxo principal:</text:p>
      <text:p text:style-name="P51">1 - O sistema exibe tela inicial com as opções disponiveis:</text:p>
      <text:p text:style-name="P48"><text:tab/>1.1 - “Novo orçamento”.</text:p>
      <text:p text:style-name="P48"><text:tab/>1.2 - “Consultar orçamento”.</text:p>
      <text:p text:style-name="P48"/>
      <text:p text:style-name="P48"><text:tab/>Variante 1.1: “Novo orçamento”:</text:p>
      <text:p text:style-name="P48"><text:tab/><text:tab/>(1.1.1) O sistema solicita os dados da ordem de editora.[FA01]</text:p>
      <text:p text:style-name="P48"><text:tab/><text:tab/>(1.1.2) O funcionario preenche os campos com os dados do orçamento (Cliente, escritor, <text:tab/><text:tab/><text:tab/><text:tab/>editoras).</text:p>
      <text:p text:style-name="P15"><text:tab/><text:tab/>(1.1.3) O sistema verifica os campos preenchidos <text:s/>e valida os dados: <text:s/>[FE01] [FE02] [FE03].</text:p>
      <text:p text:style-name="P15"><text:tab/><text:tab/>(1.1.4) O funcionario cadastra orçamento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orçamento”:</text:p>
      <text:p text:style-name="P15"><text:tab/><text:tab/>(1.2.1) O sistema solicita os dados da pesquisa.</text:p>
      <text:p text:style-name="P15"><text:tab/><text:tab/>(1.2.2) O funcionario preenche os dados solicitados no sistema.</text:p>
      <text:p text:style-name="P15"><text:tab/><text:tab/>(1.2.3) O funcionario consulta o editora através do botão consultar.</text:p>
      <text:p text:style-name="P15"><text:tab/><text:tab/>(1.2.4) O sistema apresenta uma lista com ordens de editora pesquisadas.</text:p>
      <text:p text:style-name="P15"><text:tab/><text:tab/>(1.2.5) O funcionario seleciona uma ordem de editora da lista.</text:p>
      <text:p text:style-name="P15"><text:tab/><text:tab/>(1.2.6) O sistema exibe as informações da ordem de orçamento (id, cliente, escritor).</text:p>
      <text:p text:style-name="P15"/>
      <text:p text:style-name="P52">2 - O Funcionario escolhe uma opção.</text:p>
      <text:p text:style-name="P15">3 - O sistema retorna a etapa 1.</text:p>
      <text:p text:style-name="P9">Fluxos alternativos:</text:p>
      <text:p text:style-name="P52">[FA01] Clonar orçamento:</text:p>
      <text:p text:style-name="P51">1 - &lt;&lt;include&gt;&gt; [VA1.2].</text:p>
      <text:p text:style-name="P48">2 - Sistema exibe tela confirmando açao.</text:p>
      <text:p text:style-name="P48">3 - Funcionario altera orçamento[FA02] [FA03].</text:p>
      <text:p text:style-name="P48">4 - Retorna ao passo 1.1.2</text:p>
      <text:p text:style-name="P52">[FA02] Remover editora:</text:p>
      <text:p text:style-name="P51">1 - Funcionario seleciona editora escolhido.</text:p>
      <text:p text:style-name="P48">2 - Sistema exibe tela confirmando açao.</text:p>
      <text:p text:style-name="P48">3 - Funcionario confirma.</text:p>
      <text:p text:style-name="P48">4 - Retorna ao passo [FA01.3].</text:p>
      <text:p text:style-name="P15">[FA03] Adiciona editora:</text:p>
      <text:p text:style-name="P51">1 - Funcionario adiciona editora.</text:p>
      <text:p text:style-name="P48"><text:soft-page-break/>2 - Retorna ao passo [FA01.4].</text:p>
      <text:p text:style-name="P15"/>
      <text:p text:style-name="P9">Fluxos de erro:</text:p>
      <text:p text:style-name="P52">[FE01] Cliente não cadastrado:</text:p>
      <text:p text:style-name="P51">1 - O sistema exibe mensagem de erro.</text:p>
      <text:p text:style-name="P48">2 - &lt;&lt;include&gt;&gt; [UC01 VA1.1]</text:p>
      <text:p text:style-name="P48">3 - Retorna ao passo 1.1.2..</text:p>
      <text:p text:style-name="P52">[FE02] escritor não cadastrado:</text:p>
      <text:p text:style-name="P51">1 - O sistema exibe mensagem de erro.</text:p>
      <text:p text:style-name="P48">2 - &lt;&lt;include&gt;&gt; [UC02 VA1.1]</text:p>
      <text:p text:style-name="P48">3 - Retorna ao passo 1.1.2.</text:p>
      <text:p text:style-name="P52"/>
      <text:p text:style-name="P52">[FE03] editora não cadastrado:</text:p>
      <text:p text:style-name="P51">1 - O sistema exibe mensagem de erro.</text:p>
      <text:p text:style-name="P48">2 - Retorna ao passo 1.1.2.</text:p>
      <text:p text:style-name="P50"/>
      <text:p text:style-name="P56"><text:bookmark-start text:name="__RefHeading__1534_8443206391111"/><text:bookmark-start text:name="RFXX0011111111"/><text:span text:style-name="Fonte_20_parág._20_padrão"><text:span text:style-name="T8">[UC09]</text:span></text:span><text:bookmark-end text:name="RFXX0011111111"/><text:span text:style-name="Fonte_20_parág._20_padrão"><text:span text:style-name="T8">Fazer c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Ator(es):</text:p>
          </table:table-cell>
          <table:table-cell table:style-name="Tabela12.B1" office:value-type="string">
            <text:p text:style-name="P42">Funcionario</text:p>
          </table:table-cell>
        </table:table-row>
      </table:table>
      <text:p text:style-name="Filling_20_instruction"/>
      <text:p text:style-name="P44"><text:span text:style-name="Fonte_20_parág._20_padrão"><text:span text:style-name="T15">Descrição: </text:span></text:span><text:span text:style-name="Fonte_20_parág._20_padrão"><text:span text:style-name="T2">Permite consultas por cliente, escritor e funcionario no banco de dados.</text:span></text:span></text:p>
      <text:p text:style-name="P44"><text:span text:style-name="Fonte_20_parág._20_padrão"><text:span text:style-name="T15">Pré-condições: </text:span></text:span><text:span text:style-name="Fonte_20_parág._20_padrão"><text:span text:style-name="T15"><text:tab/></text:span></text:span><text:span text:style-name="Fonte_20_parág._20_padrão"><text:span text:style-name="T2">Sistema iniciado, exibindo tela de apresentaçao.</text:span></text:span></text:p>
      <text:p text:style-name="P45"><text:tab/><text:tab/><text:tab/>Conexao com o banco de dados.</text:p>
      <text:p text:style-name="P46">Pós-condições: <text:tab/></text:p>
      <text:p text:style-name="P45"><text:tab/><text:tab/><text:tab/></text:p>
      <text:p text:style-name="P47">Fluxo principal:</text:p>
      <text:p text:style-name="P51">1 - O sistema exibe tela inicial com as opções disponiveis:</text:p>
      <text:p text:style-name="P48"><text:tab/>1.1 - “Consulta por cliente”.</text:p>
      <text:p text:style-name="P48"><text:tab/>1.2 - “Consulta por escritor”.</text:p>
      <text:p text:style-name="P48"><text:tab/>1.3 - “Consulta por funcionario”.</text:p>
      <text:p text:style-name="P48"/>
      <text:p text:style-name="P48"><text:tab/>Variante 1.1: “Consulta por cliente”:</text:p>
      <text:p text:style-name="P48"><text:tab/><text:tab/>(1.1.1) O sistema solicita cliente a ser pesquisado.</text:p>
      <text:p text:style-name="P48"><text:tab/><text:tab/>(1.1.2) O funcionario informa cliente desejado &lt;&lt;extends&gt;&gt;[UC01 VA1.2]</text:p>
      <text:p text:style-name="P15"><text:tab/><text:tab/>(1.1.3) O sistema lista todas as ordens de editora criadas para o cliente.</text:p>
      <text:p text:style-name="P15"><text:tab/><text:tab/>(1.1.4) O funcionario escolhe uma ordem de editora.</text:p>
      <text:p text:style-name="P15"><text:tab/><text:tab/>(1.1.5) O sistema exibe ordem de editora completa.. <text:s text:c="5"/><text:tab/></text:p>
      <text:p text:style-name="P48"/>
      <text:p text:style-name="P48"><text:tab/>Variante 1.2: “Consulta por escritor”:</text:p>
      <text:p text:style-name="P48"><text:tab/><text:tab/>(1.2.1) O sistema solicita escritor a ser pesquisado.</text:p>
      <text:p text:style-name="P48"><text:tab/><text:tab/>(1.2.2) O funcionario informa escritor desejado &lt;&lt;extends&gt;&gt;[UC02 VA1.2]</text:p>
      <text:p text:style-name="P15"><text:tab/><text:tab/>(1.2.3) O sistema lista todas as ordens de editora criadas para o escritor.</text:p>
      <text:p text:style-name="P15"><text:soft-page-break/><text:tab/><text:tab/>(1.2.4) O funcionario escolhe uma ordem de editora.</text:p>
      <text:p text:style-name="P15"><text:tab/><text:tab/>(1.2.5) O sistema exibe ordem de editora completa.</text:p>
      <text:p text:style-name="P15"/>
      <text:p text:style-name="P48"><text:tab/>Variante 1.2: “Consulta por funcionario”:</text:p>
      <text:p text:style-name="P48"><text:tab/><text:tab/>(1.2.1) O sistema solicita funcionario a ser pesquisado.</text:p>
      <text:p text:style-name="P48"><text:tab/><text:tab/>(1.2.2) O funcionario informa escritor desejado &lt;&lt;extends&gt;&gt;[UC03 VA1.2]</text:p>
      <text:p text:style-name="P15"><text:tab/><text:tab/>(1.2.3) O sistema lista todas as ordens de editora criadas para o funcionario.</text:p>
      <text:p text:style-name="P15"><text:tab/><text:tab/>(1.2.4) O funcionario escolhe uma ordem de editora.</text:p>
      <text:p text:style-name="P15"><text:tab/><text:tab/>(1.2.5) O sistema exibe ordem de editora completa.</text:p>
      <text:p text:style-name="P15"/>
      <text:p text:style-name="P15"/>
      <text:p text:style-name="P52">2 - O Funcionario escolhe uma opção.</text:p>
      <text:p text:style-name="P15">3 - O sistema retorna a etapa 1.</text:p>
      <text:p text:style-name="P9">Fluxos alternativos:</text:p>
      <text:p text:style-name="P52"/>
      <text:p text:style-name="P9">Fluxos de erro:</text:p>
      <text:p text:style-name="P53"/>
      <text:p text:style-name="P56"><text:bookmark-start text:name="__RefHeading__1534_84432063911111"/><text:bookmark-start text:name="RFXX00111111111"/><text:span text:style-name="Fonte_20_parág._20_padrão"><text:span text:style-name="T8">[UC10]</text:span></text:span><text:bookmark-end text:name="RFXX00111111111"/><text:span text:style-name="Fonte_20_parág._20_padrão"><text:span text:style-name="T8">Gerar relato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">Ator(es):</text:p>
          </table:table-cell>
          <table:table-cell table:style-name="Tabela13.B1" office:value-type="string">
            <text:p text:style-name="P42">Funcionario</text:p>
          </table:table-cell>
        </table:table-row>
      </table:table>
      <text:p text:style-name="Filling_20_instruction"/>
      <text:p text:style-name="P44"><text:span text:style-name="Fonte_20_parág._20_padrão"><text:span text:style-name="T15">Descrição: </text:span></text:span><text:span text:style-name="Fonte_20_parág._20_padrão"><text:span text:style-name="T2">Gera relatorios por valor arrecadado no mês e livros não devolvidas.</text:span></text:span></text:p>
      <text:p text:style-name="P44"><text:span text:style-name="Fonte_20_parág._20_padrão"><text:span text:style-name="T15">Pré-condições: </text:span></text:span><text:span text:style-name="Fonte_20_parág._20_padrão"><text:span text:style-name="T15"><text:tab/></text:span></text:span><text:span text:style-name="Fonte_20_parág._20_padrão"><text:span text:style-name="T2">Sistema iniciado, exibindo tela de apresentaçao.</text:span></text:span></text:p>
      <text:p text:style-name="P45"><text:tab/><text:tab/><text:tab/>Conexao com o banco de dados.</text:p>
      <text:p text:style-name="P46">Pós-condições: <text:tab/></text:p>
      <text:p text:style-name="P45"><text:tab/><text:tab/><text:tab/></text:p>
      <text:p text:style-name="P47">Fluxo principal:</text:p>
      <text:p text:style-name="P51">1 - O sistema exibe tela inicial com as opções disponiveis:</text:p>
      <text:p text:style-name="P48"><text:tab/>1.1 - “Relatorio arrecadacao do por mes”.</text:p>
      <text:p text:style-name="P48"><text:tab/>1.2 - “Relatorio livros pendentes”.<text:tab/></text:p>
      <text:p text:style-name="P48"/>
      <text:p text:style-name="P48"><text:tab/>Variante 1.1: “Relatorio arrecadacao do por mes”:</text:p>
      <text:p text:style-name="P48"><text:tab/><text:tab/>(1.1.1) O sistema solicita mês desejado.</text:p>
      <text:p text:style-name="P48"><text:tab/><text:tab/>(1.1.2) O funcionario informa mes desejado.</text:p>
      <text:p text:style-name="P15"><text:tab/><text:tab/>(1.1.3) O sistema exibe os valores arrecadados por cada dia bem como o total do mês.</text:p>
      <text:p text:style-name="P15"><text:tab/><text:tab/></text:p>
      <text:p text:style-name="P48"><text:tab/>Variante 1.2: “Relatorio livros pendentes”:</text:p>
      <text:p text:style-name="P48"><text:tab/><text:tab/>(1.2.1) O sistema exibe listade emprestimos não devolvidos.</text:p>
      <text:p text:style-name="P15"/>
      <text:p text:style-name="P52"><text:s text:c="9"/>2 - O Funcionario escolhe uma opção.</text:p>
      <text:p text:style-name="P15"><text:s text:c="9"/>3 <text:s/>- O sistema retorna a etapa 1.</text:p>
      <text:p text:style-name="P9">Fluxos alternativos:</text:p>
      <text:p text:style-name="P52"><text:soft-page-break/></text:p>
      <text:p text:style-name="P9">Fluxos de erro: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DocumentoEspecificacaoFuncional</dc:title>
    <meta:creation-date>2013-06-17T16:59:40.90</meta:creation-date>
    <meta:editing-cycles>4</meta:editing-cycles>
    <meta:editing-duration>PT1H10M37S</meta:editing-duration>
    <dc:date>2013-06-18T22:59:40.46</dc:date>
    <meta:document-statistic meta:table-count="13" meta:image-count="0" meta:object-count="0" meta:page-count="21" meta:paragraph-count="629" meta:word-count="4331" meta:character-count="28300" meta:non-whitespace-character-count="23671"/>
    <meta:user-defined meta:name="Informações 1"/>
    <meta:user-defined meta:name="Informações 2"/>
    <meta:user-defined meta:name="Informações 3"/>
    <meta:user-defined meta:name="Informações 4"/>
  </office:meta>
</office:document-meta>
</file>